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e96" officeooo:paragraph-rsid="000fffa9"/>
    </style:style>
    <style:style style:name="P2" style:family="paragraph" style:parent-style-name="Standard">
      <style:text-properties fo:font-weight="bold" officeooo:rsid="000fffa9" officeooo:paragraph-rsid="000fffa9" style:font-weight-asian="bold" style:font-weight-complex="bold"/>
    </style:style>
    <style:style style:name="P3" style:family="paragraph" style:parent-style-name="Standard">
      <style:text-properties fo:font-weight="bold" officeooo:rsid="00100b32" officeooo:paragraph-rsid="00100b3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ffa9" style:font-weight-asian="normal" style:font-weight-complex="normal"/>
    </style:style>
    <style:style style:name="T4" style:family="text">
      <style:text-properties fo:font-weight="normal" officeooo:rsid="00100b3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-1. Write an SQL query to print the first three characters of  FIRST_NAME from Worker</text:p>
      <text:p text:style-name="Standard">table.</text:p>
      <text:p text:style-name="P1"><text:span text:style-name="T1">Ans:</text:span><text:span text:style-name="T2"> </text:span><text:span text:style-name="T3">SELECT SUBSTRING(first_name,1,3) FROM worker;</text:span></text:p>
      <text:p text:style-name="P1"><text:span text:style-name="T2"><text:s/></text:span></text:p>
      <text:p text:style-name="Standard"> Q-2. Write an SQL query to find the position of the alphabet (‘a’) in the first name</text:p>
      <text:p text:style-name="Standard">column ‘Amitabh’ from Worker table.</text:p>
      <text:p text:style-name="P2">Ans: <text:span text:style-name="T2">SELECT INSTR(first_name,BINARY ‘a’) FROM worker WHERE <text:s/></text:span><text:span text:style-name="T4">first_name = ‘Amitabh’;</text:span></text:p>
      <text:p text:style-name="P2"><text:span text:style-name="T4"/></text:p>
      <text:p text:style-name="Standard">Q-3. Write an SQL query to print the name of employees having the highest salary in each</text:p>
      <text:p text:style-name="Standard">department.</text:p>
      <text:p text:style-name="P3">Ans: <text:span text:style-name="T2"><text:s/>SELECT dept_id, MAX(salary) <text:s text:c="2"/>FROM employees GROUP BY dept_id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18:48:58.342000000</meta:creation-date>
    <dc:date>2022-08-11T19:14:06.029000000</dc:date>
    <meta:editing-duration>PT4M27S</meta:editing-duration>
    <meta:editing-cycles>1</meta:editing-cycles>
    <meta:document-statistic meta:table-count="0" meta:image-count="0" meta:object-count="0" meta:page-count="1" meta:paragraph-count="10" meta:word-count="80" meta:character-count="513" meta:non-whitespace-character-count="435"/>
    <meta:generator>LibreOffice/7.3.5.2$Windows_X86_64 LibreOffice_project/184fe81b8c8c30d8b5082578aee2fed2ea847c01</meta:generator>
  </office:meta>
</office:document-meta>
</file>